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70000020091BFA6BF3C208B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2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Hoon conventions</text:span></text:p>
          </draw:text-box>
        </draw:frame>
        <draw:frame draw:style-name="gr3" draw:text-style-name="P3" draw:layer="layout" svg:width="11.146cm" svg:height="11.346cm" svg:x="8.438cm" svg:y="1.805cm">
          <draw:image xlink:href="Pictures/10000001000001F70000020091BFA6BF3C208B0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04T11:13:45.187783756</dc:date>
    <meta:editing-duration>PT7H45M46S</meta:editing-duration>
    <meta:editing-cycles>219</meta:editing-cycles>
    <meta:generator>LibreOffice/7.2.7.2$Linux_X86_64 LibreOffice_project/20$Build-2</meta:generator>
    <meta:document-statistic meta:object-count="26"/>
  </office:meta>
</office:document-meta>
</file>